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A000002EC0000012D12B7AE4B.svm" manifest:media-type=""/>
  <manifest:file-entry manifest:full-path="Pictures/2000006A00000410000003271814E245.svm" manifest:media-type=""/>
  <manifest:file-entry manifest:full-path="Pictures/20000072000007BB00000179F78E1EE2.svm" manifest:media-type=""/>
  <manifest:file-entry manifest:full-path="Pictures/2000003A0000041500000124F80629C0.svm" manifest:media-type=""/>
  <manifest:file-entry manifest:full-path="Pictures/20000082000008FB00000198E1660D8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1§display§\splitratio_{2(\link-1)}\fout{2\left(\link-1\right)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fout{2\link-1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frac{&#10;\fin{2\link}{}&#10;}&#10;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21cm" svg:y1="0.479cm" svg:x2="3.321cm" svg:y2="7.21cm">
          <text:p/>
        </draw:line>
        <draw:line draw:style-name="gr1" draw:text-style-name="P1" draw:layer="layout" svg:x1="9.166cm" svg:y1="7.21cm" svg:x2="3.321cm" svg:y2="7.21cm">
          <text:p/>
        </draw:line>
        <draw:line draw:style-name="gr2" draw:text-style-name="P1" draw:layer="layout" svg:x1="6.332cm" svg:y1="7.21cm" svg:x2="6.332cm" svg:y2="2.782cm">
          <text:p/>
        </draw:line>
        <draw:line draw:style-name="gr2" draw:text-style-name="P1" draw:layer="layout" svg:x1="6.332cm" svg:y1="2.782cm" svg:x2="3.321cm" svg:y2="2.782cm">
          <text:p/>
        </draw:line>
        <draw:line draw:style-name="gr3" draw:text-style-name="P1" draw:layer="layout" svg:x1="3.321cm" svg:y1="7.21cm" svg:x2="9.963cm" svg:y2="3.579cm">
          <text:p/>
        </draw:line>
        <draw:line draw:style-name="gr4" draw:text-style-name="P1" draw:layer="layout" svg:x1="3.321cm" svg:y1="1.495cm" svg:x2="8.655cm" svg:y2="7.21cm">
          <text:p/>
        </draw:line>
        <draw:frame draw:style-name="gr5" draw:text-style-name="P1" draw:layer="layout" svg:width="1.046cm" svg:height="0.42cm" svg:x="5.819cm" svg:y="7.337cm">
          <draw:image xlink:href="Pictures/2000002A000002EC0000012D12B7AE4B.svm" xlink:type="simple" xlink:show="embed" xlink:actuate="onLoad">
            <text:p/>
          </draw:image>
        </draw:frame>
        <draw:custom-shape draw:style-name="gr6" draw:text-style-name="P1" draw:layer="layout" svg:width="0.508cm" svg:height="0.508cm" svg:x="6.055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369cm" svg:y1="4.67cm" svg:x2="3.321cm" svg:y2="4.67cm">
          <text:p/>
        </draw:line>
        <draw:frame draw:style-name="gr8" draw:text-style-name="P1" draw:layer="layout" svg:width="2.769cm" svg:height="0.526cm" svg:x="0.4cm" svg:y="2.384cm">
          <draw:image xlink:href="Pictures/20000072000007BB00000179F78E1EE2.svm" xlink:type="simple" xlink:show="embed" xlink:actuate="onLoad">
            <text:p/>
          </draw:image>
        </draw:frame>
        <draw:frame draw:style-name="gr9" draw:text-style-name="P1" draw:layer="layout" svg:width="2.528cm" svg:height="0.448cm" svg:x="0.505cm" svg:y="0.426cm">
          <draw:image xlink:href="Pictures/20000082000008FB00000198E1660D88.svm" xlink:type="simple" xlink:show="embed" xlink:actuate="onLoad">
            <text:p/>
          </draw:image>
        </draw:frame>
        <draw:frame draw:style-name="gr10" draw:text-style-name="P1" draw:layer="layout" svg:width="1.462cm" svg:height="0.407cm" svg:x="8.494cm" svg:y="7.452cm">
          <draw:image xlink:href="Pictures/2000003A0000041500000124F80629C0.svm" xlink:type="simple" xlink:show="embed" xlink:actuate="onLoad">
            <text:p/>
          </draw:image>
        </draw:frame>
        <draw:frame draw:style-name="gr11" draw:text-style-name="P1" draw:layer="layout" svg:width="1.455cm" svg:height="1.128cm" svg:x="1.704cm" svg:y="4.175cm">
          <draw:image xlink:href="Pictures/2000006A00000410000003271814E24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31T23:11:09</dc:date>
    <dc:creator>Jack Reilly</dc:creator>
    <meta:editing-duration>PT12M19S</meta:editing-duration>
    <meta:editing-cycles>16</meta:editing-cycles>
    <meta:generator>LibreOffice/3.6$MacOSX_x86 LibreOffice_project/2ef5aff-a6fb0ff-166bdff-cf087ad-0f1389</meta:generator>
    <meta:document-statistic meta:object-count="13"/>
  </office:meta>
</office:document-meta>
</file>